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91393" officeooo:paragraph-rsid="00191393" style:font-weight-asian="bold" style:font-weight-complex="bold"/>
    </style:style>
    <style:style style:name="P2" style:family="paragraph" style:parent-style-name="Standard">
      <style:text-properties fo:font-size="14pt" fo:font-weight="bold" officeooo:rsid="001c04d3" officeooo:paragraph-rsid="001c04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19bd38" officeooo:paragraph-rsid="0019bd38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bd072" officeooo:paragraph-rsid="001bd072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9bd38" officeooo:paragraph-rsid="0019bd3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bd38" officeooo:paragraph-rsid="0019bd38" style:font-weight-asian="normal" style:font-weight-complex="normal"/>
    </style:style>
    <style:style style:name="P7" style:family="paragraph" style:parent-style-name="Standard" style:list-style-name="L6">
      <style:text-properties fo:font-size="12pt" fo:font-weight="normal" officeooo:rsid="001dd94b" officeooo:paragraph-rsid="001dd94b" style:font-weight-asian="normal" style:font-weight-complex="normal"/>
    </style:style>
    <style:style style:name="P8" style:family="paragraph" style:parent-style-name="Standard" style:list-style-name="L6">
      <style:text-properties fo:font-size="12pt" fo:font-weight="normal" officeooo:rsid="001fc1cd" officeooo:paragraph-rsid="001fc1cd" style:font-weight-asian="normal" style:font-weight-complex="normal"/>
    </style:style>
    <style:style style:name="P9" style:family="paragraph" style:parent-style-name="Standard" style:list-style-name="L6">
      <style:text-properties fo:font-size="12pt" fo:font-style="italic" fo:font-weight="bold" officeooo:rsid="001fc1cd" officeooo:paragraph-rsid="001fc1cd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b72be" officeooo:paragraph-rsid="001b72be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bd072" officeooo:paragraph-rsid="001bd07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bd072" officeooo:paragraph-rsid="001bd072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c04d3" officeooo:paragraph-rsid="001c04d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c04d3" officeooo:paragraph-rsid="001c04d3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c04d3" officeooo:paragraph-rsid="001c04d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8292d" officeooo:paragraph-rsid="0018292d" style:font-weight-asian="bold" style:font-weight-complex="bold"/>
    </style:style>
    <style:style style:name="P17" style:family="paragraph" style:parent-style-name="Standard">
      <style:text-properties officeooo:rsid="001c04d3" officeooo:paragraph-rsid="001c04d3"/>
    </style:style>
    <style:style style:name="P18" style:family="paragraph" style:parent-style-name="Standard" style:list-style-name="L5">
      <style:text-properties officeooo:rsid="001c04d3" officeooo:paragraph-rsid="001c04d3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1c04d3" officeooo:paragraph-rsid="001c04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uby Exception and Error Handling</text:p>
      <text:p text:style-name="P16"/>
      <text:p text:style-name="P1">Exception Handling</text:p>
      <text:list xml:id="list4209212277" text:style-name="L1">
        <text:list-item>
          <text:p text:style-name="P5">Writing exception handling when the program goes awry prevents fatal errors that would've occured from happening.</text:p>
        </text:list-item>
        <text:list-item>
          <text:p text:style-name="P5">Ruby has an <text:span text:style-name="T3">Exception</text:span><text:span text:style-name="T5"> class which handles every kind of error that may happen during runtime, incl. syntax and incorrect type handing.</text:span></text:p>
        </text:list-item>
      </text:list>
      <text:p text:style-name="P6"><text:span text:style-name="T5"/></text:p>
      <text:p text:style-name="P3">begin/rescue block</text:p>
      <text:list xml:id="list1815981970" text:style-name="L2">
        <text:list-item>
          <text:p text:style-name="P10">The begin/rescue block is typically used on code where you anticipate an error occurring. This throws out an error, but does not crash the program.</text:p>
        </text:list-item>
        <text:list-item>
          <text:p text:style-name="P10">This type of error handling allows the program to work through valid inputs as well as invalid, since it will provide a control flow for all possibilities.</text:p>
          <text:list>
            <text:list-item>
              <text:p text:style-name="P10">If operation is possible, perform operation. Else, throw out the <text:span text:style-name="T3">begin</text:span> exception.</text:p>
            </text:list-item>
          </text:list>
        </text:list-item>
        <text:list-item>
          <text:p text:style-name="P11">If a failure occurs, the program enters the rescue branch of code, else the program continues as normal.</text:p>
          <text:list>
            <text:list-item>
              <text:p text:style-name="P11">This notifies the user of an error, and does not crash because of the error.</text:p>
            </text:list-item>
          </text:list>
        </text:list-item>
      </text:list>
      <text:p text:style-name="P12"/>
      <text:list xml:id="list224633402453240" text:continue-numbering="true" text:style-name="L2">
        <text:list-item>
          <text:p text:style-name="P11">The keyword <text:span text:style-name="T2">begin</text:span> acts similarly to an <text:span text:style-name="T2">if</text:span> statement by controlling flow if an error would to occur.</text:p>
          <text:list>
            <text:list-item>
              <text:p text:style-name="P11">Commands that work with outside input, or calculations based off of user input, are points of failure and should be wrapped around the <text:span text:style-name="T2">begin</text:span> block.</text:p>
            </text:list-item>
          </text:list>
        </text:list-item>
        <text:list-item>
          <text:p text:style-name="P11">The keyword <text:span text:style-name="T2">ensure</text:span> will execute whether an error/exception was rescued or not.</text:p>
        </text:list-item>
      </text:list>
      <text:p text:style-name="P12"/>
      <text:p text:style-name="P4">Flow of exception handling</text:p>
      <text:list xml:id="list3393664518" text:style-name="L3">
        <text:list-item>
          <text:p text:style-name="P13">Exception handling is a mechanism to break the flow in a program, even more so than the <text:span text:style-name="T2">if/else</text:span> statement.</text:p>
        </text:list-item>
      </text:list>
      <text:p text:style-name="P14"><text:tab/></text:p>
      <text:p text:style-name="P14"><text:tab/><text:span text:style-name="T1">Retry Statement</text:span></text:p>
      <text:list xml:id="list1769462673" text:style-name="L4">
        <text:list-item>
          <text:p text:style-name="P15">The <text:span text:style-name="T3">retry</text:span> statement redirects the program back to the <text:span text:style-name="T3">begin</text:span> statement.</text:p>
        </text:list-item>
        <text:list-item>
          <text:p text:style-name="P15">This can be used to retry the same command and parameters that previously failed.</text:p>
          <text:list>
            <text:list-item>
              <text:p text:style-name="P15">Since the <text:span text:style-name="T3">retry</text:span> statement causes jumps in the program's flow, an <text:span text:style-name="T2">ensure</text:span> statement may be skipped.</text:p>
            </text:list-item>
          </text:list>
        </text:list-item>
        <text:list-item>
          <text:p text:style-name="P19"><text:span text:style-name="T7">Using </text:span><text:span text:style-name="T8">retry</text:span><text:span text:style-name="T7"> without a limiting condition will result in an infinite loop.</text:span></text:p>
          <text:p text:style-name="P19"><text:span text:style-name="T7"/></text:p>
        </text:list-item>
      </text:list>
      <text:list xml:id="list3439400866" text:style-name="L5">
        <text:list-item>
          <text:p text:style-name="P18">The <text:span text:style-name="T3">raise</text:span><text:span text:style-name="T6"> statement is used to create custom </text:span><text:span text:style-name="T3">Exception</text:span><text:span text:style-name="T6">s</text:span></text:p>
        </text:list-item>
      </text:list>
      <text:p text:style-name="P17"><text:span text:style-name="T6"/></text:p>
      <text:p text:style-name="P2"><text:span text:style-name="T5">Exception and Error Classes</text:span></text:p>
      <text:list xml:id="list1997802981" text:style-name="L6">
        <text:list-item>
          <text:p text:style-name="P7"><text:span text:style-name="T5">Every type of error and exception is derived from the </text:span><text:span text:style-name="T3">Exception</text:span><text:span text:style-name="T5"> class.</text:span></text:p>
        </text:list-item>
        <text:list-item>
          <text:p text:style-name="P8"><text:span text:style-name="T5">It is possible to rescue errors only from certain classes such as </text:span><text:span text:style-name="T3">StandardError</text:span><text:span text:style-name="T2">.</text:span></text:p>
          <text:list>
            <text:list-item>
              <text:p text:style-name="P9">StandardError<text:span text:style-name="T6"> is the default class of error that is rescued if not specified.</text:span></text:p>
            </text:list-item>
            <text:list-item>
              <text:p text:style-name="P9">StandardError<text:span text:style-name="T6"> covers most errors besides: NoMemoryError, ScriptError, and SignalError</text:span></text:p>
            </text:list-item>
          </text:list>
        </text:list-item>
        <text:list-item>
          <text:p text:style-name="P9"><text:span text:style-name="T6">It is possible to rescue </text:span>Exception<text:span text:style-name="T6">, however it may cause unwanted effects and behaviors such as being unable to interrupt the program with Ctrl+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style="normal" fo:font-weight="normal" officeooo:rsid="001c04d3" style:font-style-asian="normal" style:font-weight-asian="normal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21:57:10.020456308</meta:creation-date>
    <dc:date>2021-10-12T22:46:31.613655467</dc:date>
    <meta:editing-duration>PT39M10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83" meta:character-count="2234" meta:non-whitespace-character-count="1898"/>
  </office:meta>
</office:document-meta>
</file>